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>
      <style:text-properties fo:font-weight="normal" style:font-weight-asian="normal" style:font-weight-complex="normal"/>
    </style:style>
    <style:style style:name="P4" style:family="paragraph" style:parent-style-name="Standard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※ 해당 내용은 Linux ubuntu ver 11.10 x86 에서 설정한 내용입니다. (김 민 국)</text:p>
      <text:p text:style-name="Standard"/>
      <text:p text:style-name="P1">0. Advanced Packaging Tool</text:p>
      <text:p text:style-name="Standard">apt-get update<text:tab/><text:tab/><text:tab/><text:tab/><text:tab/>▶ APT List Update</text:p>
      <text:p text:style-name="Standard">apt-cache search “파일명”<text:tab/><text:tab/><text:tab/><text:tab/>▶ 설치 가능한 Tool보기(전체)</text:p>
      <text:p text:style-name="Standard">apt-cache search screen | grep ^”파일명”<text:tab/><text:tab/>▶ 설치 가능한 Tool보기(전체)</text:p>
      <text:p text:style-name="Standard">apt-get install “파일명”<text:tab/><text:tab/><text:tab/><text:tab/>▶ 설치 하기</text:p>
      <text:p text:style-name="Standard"/>
      <text:p text:style-name="Standard">※ 설치 전에 우선적으로 필요한 package가 있으므로 <text:s/>설치 중 오류가 나면 먼저 프로그램을 삭제한 다음에 package를 설치하고 다시 프로그램을 설치하면 정상적으로 실행된다.</text:p>
      <text:p text:style-name="Standard"/>
      <text:p text:style-name="Standard"/>
      <text:p text:style-name="P1">1. sudo(super do)</text:p>
      <text:list xml:id="list571783888" text:style-name="L1">
        <text:list-item>
          <text:p text:style-name="P2">최고 관리자 명령으로 실행 하겠다! 라는 명령어 (단, 리눅스 버전(= redhat)에 따라 사용 유무)</text:p>
        </text:list-item>
      </text:list>
      <text:p text:style-name="Standard">① sudo su -<text:tab/><text:tab/><text:tab/><text:tab/><text:tab/>▶ 최고 관리자로 접속</text:p>
      <text:p text:style-name="Standard">② sudo chmod 777 “폴더 or 파일 명” <text:tab/>▶ 폴더 or 파일 에 읽기/쓰기/실행 권한 부여</text:p>
      <text:p text:style-name="Standard"/>
      <text:p text:style-name="P1">2. SSH접속이 느릴 때 설정하기</text:p>
      <text:list xml:id="list1718247533" text:style-name="L2">
        <text:list-item>
          <text:p text:style-name="P3">ssh로 접속할 때 정규화식 된 logic을 실행하기 때문에 오래 걸리게 되는것이다.</text:p>
        </text:list-item>
        <text:list-item>
          <text:p text:style-name="P3">단 vi편집으로 명시적으로 입력해 주면 빠르게 실행할 수 있다.</text:p>
        </text:list-item>
      </text:list>
      <text:p text:style-name="Standard">&lt;실행&gt;</text:p>
      <text:p text:style-name="Standard">&gt; sudo su -</text:p>
      <text:p text:style-name="Standard">&gt; vi /etc/hosts<text:tab/># vi로 편집하여 IP 입력 후 저장한다.</text:p>
      <text:p text:style-name="Standard">ex)</text:p>
      <text:p text:style-name="Standard">211.241.161.44 <text:s text:c="3"/>master</text:p>
      <text:p text:style-name="Standard">211.241.161.45 <text:s text:c="3"/>slave</text:p>
      <text:p text:style-name="Standard">211.241.161.46 <text:s text:c="3"/>nom1</text:p>
      <text:p text:style-name="Standard">&gt; :wq<text:tab/><text:tab/><text:tab/># 저장 후 vi종료</text:p>
      <text:p text:style-name="Standard">&gt; exit<text:tab/><text:tab/><text:tab/># su 종료 후 일반 계정으로 바뀜</text:p>
      <text:p text:style-name="Standard">&gt; ssh hts@211.241.161.44<text:tab/># 리눅스에서 ssh 접속 방법 ex) &gt; ssh “ID명”@”IP주소”</text:p>
      <text:p text:style-name="Standard"/>
      <text:p text:style-name="P1">3. 원격 접속 및 서버 프로그램</text:p>
      <text:p text:style-name="Standard">openssh-server - 리눅스에서 ssh server를 열 수 있다(작업 가능)</text:p>
      <text:p text:style-name="Standard">x11vnc Properties - 윈도우(타)에서 리눅스(my)로 접근할 때 원격 접속 프로그램</text:p>
      <text:p text:style-name="Standard">gnome-rdp(apt), tsclient(기본설치프로그램), FreeNX(apt) - 리눅스에서 윈도우로 원격접속 프로그램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은 돋움" svg:font-family="'은 돋움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은 돋움1" svg:font-family="'은 돋움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은 돋움" fo:font-size="12pt" fo:language="en" fo:country="US" style:letter-kerning="true" style:font-name-asian="은 돋움1" style:font-size-asian="10.5pt" style:language-asian="ko" style:country-asian="KR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은 돋움1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ortal23 </meta:initial-creator>
    <meta:creation-date>2012-02-08T17:35:22</meta:creation-date>
    <meta:generator>LibreOffice/3.4$Linux LibreOffice_project/340m1$Build-402</meta:generator>
    <dc:date>2012-02-09T11:17:07</dc:date>
    <dc:creator>portal23 </dc:creator>
    <meta:editing-duration>PT49M11S</meta:editing-duration>
    <meta:editing-cycles>11</meta:editing-cycles>
    <meta:document-statistic meta:table-count="0" meta:image-count="0" meta:object-count="0" meta:page-count="1" meta:paragraph-count="28" meta:word-count="220" meta:character-count="1050" meta:non-whitespace-character-count="831"/>
  </office:meta>
</office:document-meta>
</file>